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FOWaitQueue.FIFOWaitQue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FOWaitQueue.isWaiting( Thread threa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FOWaitQueue.insert( WaitNode 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FOWaitQueue.getLengt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FOWaitQueue.getWaitingThread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FOWaitQueue.extrac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IFOWaitQueue.hasN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